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margin-left="0cm" fo:margin-right="0cm" fo:line-height="115%" fo:text-align="justify" style:justify-single-word="false" fo:text-indent="1.235cm" style:auto-text-indent="false" fo:break-before="auto" fo:break-after="auto" style:writing-mode="lr-tb"/>
    </style:style>
    <style:style style:name="P4" style:family="paragraph" style:parent-style-name="Standard">
      <style:paragraph-properties fo:margin-left="2.505cm" fo:margin-right="0cm" fo:line-height="115%" fo:text-align="justify" style:justify-single-word="false" fo:text-indent="-0.635cm" style:auto-text-indent="false" fo:break-before="auto" fo:break-after="auto" style:writing-mode="lr-tb"/>
    </style:style>
    <style:style style:name="P5" style:family="paragraph" style:parent-style-name="Standard">
      <style:paragraph-properties fo:margin-left="0cm" fo:margin-right="0cm" fo:line-height="115%" fo:text-align="justify" style:justify-single-word="false" fo:text-indent="-0.635cm" style:auto-text-indent="false" fo:break-before="auto" fo:break-after="auto" style:writing-mode="lr-tb"/>
    </style:style>
    <style:style style:name="P6" style:family="paragraph" style:parent-style-name="Standard" style:master-page-name="Standard">
      <style:paragraph-properties fo:line-height="115%" fo:text-align="justify" style:justify-single-word="false" style:page-number="auto" fo:break-before="auto" fo:break-after="auto" style:writing-mode="lr-tb"/>
    </style:style>
    <style:style style:name="P7"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8" style:family="paragraph">
      <style:paragraph-properties fo:margin-left="0cm" fo:margin-right="0cm" fo:margin-top="0cm" fo:margin-bottom="0cm" fo:line-height="100%" fo:text-align="start" fo:text-indent="0cm" style:writing-mode="lr-tb"/>
    </style:style>
    <style:style style:name="T1" style:family="text">
      <style:text-properties fo:font-weight="bold" style:font-weight-asian="bold" style:font-weight-complex="bold"/>
    </style:style>
    <style:style style:name="T2" style:family="text">
      <style:text-properties fo:color="#1155cc" style:text-underline-style="solid" style:text-underline-width="auto" style:text-underline-color="font-color"/>
    </style:style>
    <style:style style:name="T3" style:family="text">
      <style:text-properties style:font-name="Times New Roman" fo:font-size="7pt" style:font-name-asian="Times New Roman" style:font-size-asian="7pt" style:font-name-complex="Times New Roman" style:font-size-complex="7pt"/>
    </style:style>
    <style:style style:name="T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Pegazy wojownicy, jednorożce arystokracja. Z czego to wynika?</text:span></text:p>
      <text:p text:style-name="P2"><text:s/></text:p>
      <text:p text:style-name="P2">Artykuł jest dedykowany Fairey Gannetowi, którego analizy pod kątem archeologicznym czy historii kultury zawsze mi imponowały. Do wniosków przedstawionych w tekście doszedłem sam już dawno temu, ale do ujęcia ich w poniższej formie zainspirowała mnie ostatnia prelekcja Ganneta z Krakowskiego Meeta 12.2!</text:p>
      <text:p text:style-name="P7"><text:s/></text:p>
      <text:p text:style-name="P2">Czy zastanawialiście się kiedyś, czemu jednorożce w odcinku Heart’s Warming Eve/Wigilia Serdeczności zostały ukazane jako arystokraci? Czemu kucyki ziemskie jako jedyne pracują na polach i są producentami żywności, a Cloudsdale przypomina antyczne miasto greckie?</text:p>
      <text:p text:style-name="P2"/>
      <text:p text:style-name="P2"><text:a xlink:type="simple" xlink:href="http://i.imgur.com/s61ECgR.png" text:style-name="Internet_20_link" text:visited-style-name="Visited_20_Internet_20_Link">http</text:a><text:a xlink:type="simple" xlink:href="http://i.imgur.com/s61ECgR.png" text:style-name="Internet_20_link" text:visited-style-name="Visited_20_Internet_20_Link">://</text:a><text:a xlink:type="simple" xlink:href="http://i.imgur.com/s61ECgR.png" text:style-name="Internet_20_link" text:visited-style-name="Visited_20_Internet_20_Link">i</text:a><text:a xlink:type="simple" xlink:href="http://i.imgur.com/s61ECgR.png" text:style-name="Internet_20_link" text:visited-style-name="Visited_20_Internet_20_Link">.</text:a><text:a xlink:type="simple" xlink:href="http://i.imgur.com/s61ECgR.png" text:style-name="Internet_20_link" text:visited-style-name="Visited_20_Internet_20_Link">imgur</text:a><text:a xlink:type="simple" xlink:href="http://i.imgur.com/s61ECgR.png" text:style-name="Internet_20_link" text:visited-style-name="Visited_20_Internet_20_Link">.</text:a><text:a xlink:type="simple" xlink:href="http://i.imgur.com/s61ECgR.png" text:style-name="Internet_20_link" text:visited-style-name="Visited_20_Internet_20_Link">com</text:a><text:a xlink:type="simple" xlink:href="http://i.imgur.com/s61ECgR.png" text:style-name="Internet_20_link" text:visited-style-name="Visited_20_Internet_20_Link">/</text:a><text:a xlink:type="simple" xlink:href="http://i.imgur.com/s61ECgR.png" text:style-name="Internet_20_link" text:visited-style-name="Visited_20_Internet_20_Link">s</text:a><text:a xlink:type="simple" xlink:href="http://i.imgur.com/s61ECgR.png" text:style-name="Internet_20_link" text:visited-style-name="Visited_20_Internet_20_Link">61</text:a><text:a xlink:type="simple" xlink:href="http://i.imgur.com/s61ECgR.png" text:style-name="Internet_20_link" text:visited-style-name="Visited_20_Internet_20_Link">ECgR</text:a><text:a xlink:type="simple" xlink:href="http://i.imgur.com/s61ECgR.png" text:style-name="Internet_20_link" text:visited-style-name="Visited_20_Internet_20_Link">.</text:a><text:a xlink:type="simple" xlink:href="http://i.imgur.com/s61ECgR.png" text:style-name="Internet_20_link" text:visited-style-name="Visited_20_Internet_20_Link">png</text:a></text:p>
      <text:p text:style-name="P2"/>
      <text:p text:style-name="P2">Oczywiście jedyną w pełni poprawną odpowiedzią jest: bo twórcy tak sobie wymyślili. Na dobrą sprawę nie ma żadnych żelaznych dowodów, które jednoznacznie świadczyłyby, czym się inspirowali i czy na pewno nasze domysły są słuszne. Jednak jestem przekonany, że teorie, które za chwilę przedstawię, mają w sobie duże ziarno prawdy.</text:p>
      <text:p text:style-name="P2">OK, ale przejdźmy do sedna.</text:p>
      <text:p text:style-name="P3">Wiecie, kim byli Indoeuropejczycy? Otóż według jednej z naukowych (podkreślam to słowo, gdyż dodaje ono prestiżu wszystkiemu) teorii, ludzie od Półwyspu Iberyjskiego aż po Indie wywodzą się z jednej, wielkiej rodziny, powiedzmy grupy, która w eneolicie lub epoce brązu rozprzestrzeniła się na wielkim obszarze. Argumentami optującymi za prawdziwością tej tezy jest zauważalne, ogromne podobieństwo między różnymi językami europejskimi, elementami kultury, religiami oraz wytwórczością, czyli odnajdujemy podobne zabytki archeologiczne.</text:p>
      <text:p text:style-name="P3">Ta grupa stworzyła „kulturę”, którą określamy jako „indoeuropejską”. Dlaczego o nich wspominam? Otóż jest tam kilka elementów, które najprawdopodobniej zainspirowały twórców przy projektowaniu świata „My Little Pony”. Nie sądzę, aby przebiegło to na zasadzie dosłownej kalki, czyli Lauren Faust lub ktoś bierze do ręki książkę historyczną i na tej podstawie rysuje Celestię. Raczej chodzi o to, że osoby zajmujące się kreowaniem podobnych projektów muszą posiadać pewną wiedzę źródłową, znać wiele przykładów innych dzieł, a także orientować się, z czego wyrasta nasza kultura, aby ich produkt był logiczny i umocowany w realiach czytelnych dla widza, a więc przede wszystkim kultury zachodniej – indoeuropejskiej.</text:p>
      <text:p text:style-name="P3">Zacznijmy od kast. Zapewne słyszeliście o kastach w Indiach albo o stanach w średniowiecznej Europie. Taka organizacja społeczeństwa jest bardzo stara i obejmowała trzy podstawowe grupy:</text:p>
      <text:p text:style-name="P4">· kapłaństwo,</text:p>
      <text:p text:style-name="P4">· wojowników,</text:p>
      <text:p text:style-name="P4">· kmieciów, rzemieślników i innych producentów dóbr (przede wszystkim materialnych).</text:p>
      <text:p text:style-name="P3">Brzmi znajomo? Jeszcze nie? No to idziemy dalej!</text:p>
      <text:p text:style-name="P2">Każda z tych kast była hermetyczna i przejście między jedną a drugą było jak nie niemożliwe, to przynajmniej szalenie trudne. Posiadała pewien pakiet przywilejów, obowiązków i zakazów, które dotyczyły tylko jej. Wojownik nie mógł parać się magią, a kapłan uprawiać roli, nawet jeśli <text:soft-page-break/>chciał. Oczywiście chłopi byli najniżej w społeczeństwie, reszta ich wyzyskiwała, a wojownicy z kapłaństwem konkurowali o dominację.</text:p>
      <text:p text:style-name="P3">Identycznie jak u kucyków, prawda? Pegazy i jednorożce żywią wobec siebie różne antagonizmy, a ziemniaki to po prostu plebs niewarty ich intryg.</text:p>
      <text:p text:style-name="P3"/>
      <text:p text:style-name="P3">Ale to jeszcze nie wszystko!</text:p>
      <text:p text:style-name="P2"/>
      <text:p text:style-name="P2">Kapłani zgłębiali mądrość, kształcili pewien elitarny sty życia, znali wiedzę tajemną, jak pismo, lub zajmowali się sztuką. Pełnili nie tylko funkcję czysto religijną (a więc pośredniczyli w kontaktach z bogami i duchami), lecz także zajmowali się magią.</text:p>
      <text:p text:style-name="P2"/>
      <text:p text:style-name="P3">Dokładnie jak jednorożce.</text:p>
      <text:p text:style-name="P3"/>
      <text:p text:style-name="P3"><text:a xlink:type="simple" xlink:href="http://i.imgur.com/jCD4gGE.jpg" text:style-name="Internet_20_link" text:visited-style-name="Visited_20_Internet_20_Link">http</text:a><text:a xlink:type="simple" xlink:href="http://i.imgur.com/jCD4gGE.jpg" text:style-name="Internet_20_link" text:visited-style-name="Visited_20_Internet_20_Link">://</text:a><text:a xlink:type="simple" xlink:href="http://i.imgur.com/jCD4gGE.jpg" text:style-name="Internet_20_link" text:visited-style-name="Visited_20_Internet_20_Link">i</text:a><text:a xlink:type="simple" xlink:href="http://i.imgur.com/jCD4gGE.jpg" text:style-name="Internet_20_link" text:visited-style-name="Visited_20_Internet_20_Link">.</text:a><text:a xlink:type="simple" xlink:href="http://i.imgur.com/jCD4gGE.jpg" text:style-name="Internet_20_link" text:visited-style-name="Visited_20_Internet_20_Link">imgur</text:a><text:a xlink:type="simple" xlink:href="http://i.imgur.com/jCD4gGE.jpg" text:style-name="Internet_20_link" text:visited-style-name="Visited_20_Internet_20_Link">.</text:a><text:a xlink:type="simple" xlink:href="http://i.imgur.com/jCD4gGE.jpg" text:style-name="Internet_20_link" text:visited-style-name="Visited_20_Internet_20_Link">com</text:a><text:a xlink:type="simple" xlink:href="http://i.imgur.com/jCD4gGE.jpg" text:style-name="Internet_20_link" text:visited-style-name="Visited_20_Internet_20_Link">/</text:a><text:a xlink:type="simple" xlink:href="http://i.imgur.com/jCD4gGE.jpg" text:style-name="Internet_20_link" text:visited-style-name="Visited_20_Internet_20_Link">jCD</text:a><text:a xlink:type="simple" xlink:href="http://i.imgur.com/jCD4gGE.jpg" text:style-name="Internet_20_link" text:visited-style-name="Visited_20_Internet_20_Link">4</text:a><text:a xlink:type="simple" xlink:href="http://i.imgur.com/jCD4gGE.jpg" text:style-name="Internet_20_link" text:visited-style-name="Visited_20_Internet_20_Link">gGE</text:a><text:a xlink:type="simple" xlink:href="http://i.imgur.com/jCD4gGE.jpg" text:style-name="Internet_20_link" text:visited-style-name="Visited_20_Internet_20_Link">.</text:a><text:a xlink:type="simple" xlink:href="http://i.imgur.com/jCD4gGE.jpg" text:style-name="Internet_20_link" text:visited-style-name="Visited_20_Internet_20_Link">jpg</text:a></text:p>
      <text:p text:style-name="P3"/>
      <text:p text:style-name="P2">Wojownicy powinni <text:s/>wykazać się tężyzną fizyczna, znajomością oręża i biegłością w jego używaniu. Nie zawsze musieli pracować, gdyż ochraniali daną społeczność przed wrogami. Łupy lub wynagrodzenie od władcy zapewniało im byt, a także prowadzili kampanie wojenne, co wypełniało czas życia. W ich fachu ceniono pewną dzikość, umiejętność wpadania w szał bitewny oraz coś, co nazwalibyśmy „ułańską fantazją”.</text:p>
      <text:p text:style-name="P3">Tak jak pegazy… „pegazia fantazja” brzmi trafnie, nie sądzicie? W końcu wszystkie pegazy są szalone.</text:p>
      <text:p text:style-name="P2">Producenci wytwarzali żywność, narzędzia, przedmioty codziennego użytku. W mniejszym lub w większym stopniu musieli się tym dzielić z pozostałymi, ważniejszymi i wyższymi kastami.</text:p>
      <text:p text:style-name="P2"/>
      <text:p text:style-name="P3">Tak jak ziemniaki.</text:p>
      <text:p text:style-name="P3"/>
      <text:p text:style-name="P3">Była też jeszcze jedna, bardzo wąska i wyjątkowa grupa, a więc władcy. Ci łączyli w sobie cechy wszystkich trzech kast, pełnili funkcję protektorów każdej grupy i w swych insygniach mieli coś od nich (np. szatę, broń i sandały). Nie podlegali zwykłym ograniczeniom niższych warstw, lecz posiadali własne, niekonwencjonalne obowiązki, prawa i zakazy.</text:p>
      <text:p text:style-name="P3"/>
      <text:p text:style-name="P3">To jak alicorny.</text:p>
      <text:p text:style-name="P3"/>
      <text:p text:style-name="P3">Oczywiście, na przestrzeni tysięcy lat i tysięcy kilometrów sytuacja bywała różna, poszczególne grupy i czasy wykształcały własne, specyficzne układy. Przykładowo, wczesnośredniowieczni wojowie dzięki nadaniom ziemskim z czasem sami stali się warstwą arystokratyczną, a kapłani przeistoczyli się w stan kościelny, rządzący się trochę innymi prawami niż zwykli kapłani lub magowie. Jednak z grubsza chodziło o to samo.</text:p>
      <text:p text:style-name="P3">Co więcej, w indoeuropejskim kanonie pojawiły się trzy typy bóstw, które dobrze znamy z mitologii. Są to bóstwa:</text:p>
      <text:p text:style-name="P4">· dotyczące władzy i magii (Odyn, Zeus, Jowisz, Perun, Hekate, Rod, Świętowit),</text:p>
      <text:p text:style-name="P4">· protektorzy wojowników (Thor, Tyr, Mars, Ares, częściowo Jaryła),</text:p>
      <text:p text:style-name="P4">· gospodarcze (Frey, Freya, Persefona, Epona).</text:p>
      <text:p text:style-name="P3"><text:soft-page-break/>To kolejne nawiązania do układu znanego z My Little Pony. Wszystko się ze sobą pokrywa.</text:p>
      <text:p text:style-name="P2">Czas odpowiedzieć na drugie pytanie, a więc czemu Cloudsdale wygląda jak wygląda itd. Właściwie to w tej chwili odpowiedź jest oczywista.</text:p>
      <text:p text:style-name="P2">Pegazi wojownicy to skojarzenie ze Spartą, stąd nawiązania helleńskie.</text:p>
      <text:p text:style-name="P2">Jednorożce, bardzo przypominają arystokrację średniowieczną, a więc zamki oraz ich stroje z serialu są racjonalne. Tak samo Twilight jako Wyrocznia pasuje, gdyż kapłaństwo gromadziło wiedzę, o czym wspominałem wcześniej. Pamiętajmy, że w dojrzałym średniowieczu europejskim warstwa kapłańska i szlachecka bardzo się mieszały pod względem oblicza, a prehistoryczne podziały nieco odeszły w niepamięć.</text:p>
      <text:p text:style-name="P2">Z kolei ziemniaki (poza Pinkie i Applejack) mają stroje nieco w stylu bliskowschodnim, co jak sądzę, miało podkreślić ich ubóstwo. Wszak jak myślimy o wszystkich pasterzach z Jordanii lub Palestyny, to raczej kojarzy się to z biedą. Warto jednak pamiętać, że nie chodzi tutaj o koczowników, a o rolników.</text:p>
      <text:p text:style-name="P2">Serial nie dostarcza zbyt dużej ilości informacji na temat kucykowych elit, szczególnie innych niż jednorożce. Pośród nich wyróżniamy bogacką, typowo nowożytną lub wręcz nowoczesną arystokrację (oraz celebrities) i zaledwie parę postaci z dalekiej przeszłości, czyli księżniczkę Platinium, Wyrocznię oraz Star Swirla Brodatego. Zwróćmy uwagę, że to bardzo stereotypowe postacie i czarodziej idealnie pasuje pod wyobrażenia dotyczące jakichś przedwiecznych magów/paladynów i tak dalej. Jednak nie jest on herosem.</text:p>
      <text:p text:style-name="P2"/>
      <text:p text:style-name="P2"><text:a xlink:type="simple" xlink:href="http://i.imgur.com/PDEVDhv.jpg" text:style-name="Internet_20_link" text:visited-style-name="Visited_20_Internet_20_Link">http</text:a><text:a xlink:type="simple" xlink:href="http://i.imgur.com/PDEVDhv.jpg" text:style-name="Internet_20_link" text:visited-style-name="Visited_20_Internet_20_Link">://</text:a><text:a xlink:type="simple" xlink:href="http://i.imgur.com/PDEVDhv.jpg" text:style-name="Internet_20_link" text:visited-style-name="Visited_20_Internet_20_Link">i</text:a><text:a xlink:type="simple" xlink:href="http://i.imgur.com/PDEVDhv.jpg" text:style-name="Internet_20_link" text:visited-style-name="Visited_20_Internet_20_Link">.</text:a><text:a xlink:type="simple" xlink:href="http://i.imgur.com/PDEVDhv.jpg" text:style-name="Internet_20_link" text:visited-style-name="Visited_20_Internet_20_Link">imgur</text:a><text:a xlink:type="simple" xlink:href="http://i.imgur.com/PDEVDhv.jpg" text:style-name="Internet_20_link" text:visited-style-name="Visited_20_Internet_20_Link">.</text:a><text:a xlink:type="simple" xlink:href="http://i.imgur.com/PDEVDhv.jpg" text:style-name="Internet_20_link" text:visited-style-name="Visited_20_Internet_20_Link">com</text:a><text:a xlink:type="simple" xlink:href="http://i.imgur.com/PDEVDhv.jpg" text:style-name="Internet_20_link" text:visited-style-name="Visited_20_Internet_20_Link">/</text:a><text:a xlink:type="simple" xlink:href="http://i.imgur.com/PDEVDhv.jpg" text:style-name="Internet_20_link" text:visited-style-name="Visited_20_Internet_20_Link">PDEVDhv</text:a><text:a xlink:type="simple" xlink:href="http://i.imgur.com/PDEVDhv.jpg" text:style-name="Internet_20_link" text:visited-style-name="Visited_20_Internet_20_Link">.</text:a><text:a xlink:type="simple" xlink:href="http://i.imgur.com/PDEVDhv.jpg" text:style-name="Internet_20_link" text:visited-style-name="Visited_20_Internet_20_Link">jpg</text:a></text:p>
      <text:p text:style-name="P2"/>
      <text:p text:style-name="P2">Herosami z kanonu indoeuropejskiego są pegazy, gdyż była to sława niejako zarezerwowana dla wojowników. Silnych, szybkich, niepokonanych i dokonujących chwalebnych czynów za pomocą sprytu, siły i odwagi. Od Tezeusza po Rainbow Dash. Idealnie wpasowuje się to w tematykę Wonderbolts i Daring Do. Łączy się też z XX-wieczną adaptacją heroizacji postaci, a więc wspomnijmy o lotnikach z obu wojen światowych, którzy stawali się właśnie takimi bohaterami, wyjątkowymi wojownikami (Gannet, dzięki za podsunięcie skojarzenia). Oczywiście nie tylko piloci przeszli do historii, ale oni byli bardziej medialni… właśnie dlatego, że najbardziej przypominali nam prehistorycznych herosów.</text:p>
      <text:p text:style-name="P2"/>
      <text:p text:style-name="P2"><text:a xlink:type="simple" xlink:href="http://i.imgur.com/g52agax.jpg" text:style-name="Internet_20_link" text:visited-style-name="Visited_20_Internet_20_Link">http</text:a><text:a xlink:type="simple" xlink:href="http://i.imgur.com/g52agax.jpg" text:style-name="Internet_20_link" text:visited-style-name="Visited_20_Internet_20_Link">://</text:a><text:a xlink:type="simple" xlink:href="http://i.imgur.com/g52agax.jpg" text:style-name="Internet_20_link" text:visited-style-name="Visited_20_Internet_20_Link">i</text:a><text:a xlink:type="simple" xlink:href="http://i.imgur.com/g52agax.jpg" text:style-name="Internet_20_link" text:visited-style-name="Visited_20_Internet_20_Link">.</text:a><text:a xlink:type="simple" xlink:href="http://i.imgur.com/g52agax.jpg" text:style-name="Internet_20_link" text:visited-style-name="Visited_20_Internet_20_Link">imgur</text:a><text:a xlink:type="simple" xlink:href="http://i.imgur.com/g52agax.jpg" text:style-name="Internet_20_link" text:visited-style-name="Visited_20_Internet_20_Link">.</text:a><text:a xlink:type="simple" xlink:href="http://i.imgur.com/g52agax.jpg" text:style-name="Internet_20_link" text:visited-style-name="Visited_20_Internet_20_Link">com</text:a><text:a xlink:type="simple" xlink:href="http://i.imgur.com/g52agax.jpg" text:style-name="Internet_20_link" text:visited-style-name="Visited_20_Internet_20_Link">/</text:a><text:a xlink:type="simple" xlink:href="http://i.imgur.com/g52agax.jpg" text:style-name="Internet_20_link" text:visited-style-name="Visited_20_Internet_20_Link">g</text:a><text:a xlink:type="simple" xlink:href="http://i.imgur.com/g52agax.jpg" text:style-name="Internet_20_link" text:visited-style-name="Visited_20_Internet_20_Link">52</text:a><text:a xlink:type="simple" xlink:href="http://i.imgur.com/g52agax.jpg" text:style-name="Internet_20_link" text:visited-style-name="Visited_20_Internet_20_Link">agax</text:a><text:a xlink:type="simple" xlink:href="http://i.imgur.com/g52agax.jpg" text:style-name="Internet_20_link" text:visited-style-name="Visited_20_Internet_20_Link">.</text:a><text:a xlink:type="simple" xlink:href="http://i.imgur.com/g52agax.jpg" text:style-name="Internet_20_link" text:visited-style-name="Visited_20_Internet_20_Link">jpg</text:a></text:p>
      <text:p text:style-name="P2"/>
      <text:p text:style-name="P2">A co z kucykami ziemskimi? Czy plebs nie miał swoich bohaterów?</text:p>
      <text:p text:style-name="P2">Ależ miał, warto tutaj wspomnieć o naszych korzeniach, a więc legendarnym Piaście, założycielu państwa. Zwróćmy uwagę, że swoją karierę zawdzięcza on nie chwale bitewnej, wiedzy lub umiejętnościom, a gościnności i dobremu sercu. To były cnoty poszukiwane w tej trzeciej kaście i doskonale wykazuje je Applejack, a więc jeden z niewielu herosów ziemskich.</text:p>
      <text:p text:style-name="P2">Wszak wojownik jest brawurowy i silny, nie musiał spełniać jakichś szczególnie miłosiernych cech. Czasem wręcz postrzegano je jako słabości.</text:p>
      <text:p text:style-name="P2">Kapłan lub mag miał być mądry, posiadać wiedzę, a także umieć to wykorzystać w praktyce. Co więcej, winien prowadzić się w sposób w danej społeczności postrzegany jako czysty, nieskalany. Stad białe szaty druidów, stąd biała sierść Rarity i jej ambicje szlachetnej damy.</text:p>
      <text:p text:style-name="P2"><text:soft-page-break/>Natomiast zwykły zjadacz chleba, obojętnie czy to rolnik, pasterz, kupiec lub mieszczanin (jeśli mówimy już o czasach historycznych), miał przestrzegać dekalogu, być miły, uczciwy i posłuszny. Zwróćcie uwagę na wszystkie klechdy, opowieści ludowe, bajki, legendy, ogólnie cały folklor. Jakie cechy są tam wyszydzane, a jakie chwalone? No właśnie. Należy być dobrym, poczciwym człowiekiem, takim jak Applejack, Big Macintosh lub Fluttershy (która, jak powszechnie wiadomo, jest kucykiem ziemskim ze skrzydłami, tak jak Pinkie Pie jest szalonym pegazem bez nich).</text:p>
      <text:p text:style-name="P3">Pozostaje też ideał władcy, czyli mamy Celestię i inne księżniczki. Już samo imię Pani Dnia (określenie boskości) jest jednoznaczne. Wyróżnia się spośród innych kucyków wzrostem, posiadaniem rogu i skrzydeł równocześnie, długowiecznością i o wiele większą mocą. Śnieżnobiała czystość świadczy o szlachetności, wzrost o sile, a wiek o mądrości. To taka synteza całego społeczeństwa. Warto też wspomnieć, że Luna i Celestia pełnią funkcję równowagi <office:annotation><dc:date>0000-00-00T00:00:00</dc:date><text:p text:style-name="P8"><text:span text:style-name="T4">To Chiny raczej, nie Indoeuropejczycy.</text:span></text:p></office:annotation><office:annotation><dc:date>0000-00-00T00:00:00</dc:date><text:p text:style-name="P8"><text:span text:style-name="T4">To jest uniwersalny motyw dla wielu kultur, choć nazwa jest chińska.</text:span></text:p></office:annotation>Ying-Yang, która w kulturze indoeuropejskiej była reprezentowana przez konflikt słońca z księżycem, a więc męskości z kobiecością. Gannett bardzo słusznie zwrócił uwagę, że Luna ma kobiecy wygląd, większe oczy, pełniejsze kształty oraz tajemniczy charakter. Z kolei Celestia jako roślejsza i starsza reprezentuje słoneczną, męską siłę.</text:p>
      <text:p text:style-name="P3">Jednak oprócz wyglądu mamy też więcej faktów.</text:p>
      <text:p text:style-name="P3">Indoeuropejczycy postrzegali w słońcu męską siłę niszczącą, stąd ogień był kojarzony z mężczyznami. Dawał on ciepło, życie i bezpieczeństwo, ale równocześnie stanowił zagrożenie, tak jak zagrożeniem jest wojownik. Może ochraniać, ale może też zabić. Z kolei księżyc ze swoim chłodem, tajemniczością, zanikaniem nawet na dłuższy okres, a także posiadaniem związku z menstruacją był kobiecy. To dlatego społeczeństwa lunarne były matriarchalne, a solarne patriarchalne.</text:p>
      <text:p text:style-name="P3">Zatem w Equestrii panuje (co oczywiste) matriarchat księżniczek, to jednak w nim rolę przewodnią pełni nieco patriarchalna Celestia. To bardzo ciekawe, ambiwalentne połączenie obu systemów.</text:p>
      <text:p text:style-name="P3"/>
      <text:p text:style-name="P3"><text:a xlink:type="simple" xlink:href="http://i.imgur.com/JPNZUjG.jpg" text:style-name="Internet_20_link" text:visited-style-name="Visited_20_Internet_20_Link">http</text:a><text:a xlink:type="simple" xlink:href="http://i.imgur.com/JPNZUjG.jpg" text:style-name="Internet_20_link" text:visited-style-name="Visited_20_Internet_20_Link">://</text:a><text:a xlink:type="simple" xlink:href="http://i.imgur.com/JPNZUjG.jpg" text:style-name="Internet_20_link" text:visited-style-name="Visited_20_Internet_20_Link">i</text:a><text:a xlink:type="simple" xlink:href="http://i.imgur.com/JPNZUjG.jpg" text:style-name="Internet_20_link" text:visited-style-name="Visited_20_Internet_20_Link">.</text:a><text:a xlink:type="simple" xlink:href="http://i.imgur.com/JPNZUjG.jpg" text:style-name="Internet_20_link" text:visited-style-name="Visited_20_Internet_20_Link">imgur</text:a><text:a xlink:type="simple" xlink:href="http://i.imgur.com/JPNZUjG.jpg" text:style-name="Internet_20_link" text:visited-style-name="Visited_20_Internet_20_Link">.</text:a><text:a xlink:type="simple" xlink:href="http://i.imgur.com/JPNZUjG.jpg" text:style-name="Internet_20_link" text:visited-style-name="Visited_20_Internet_20_Link">com</text:a><text:a xlink:type="simple" xlink:href="http://i.imgur.com/JPNZUjG.jpg" text:style-name="Internet_20_link" text:visited-style-name="Visited_20_Internet_20_Link">/</text:a><text:a xlink:type="simple" xlink:href="http://i.imgur.com/JPNZUjG.jpg" text:style-name="Internet_20_link" text:visited-style-name="Visited_20_Internet_20_Link">JPNZUjG</text:a><text:a xlink:type="simple" xlink:href="http://i.imgur.com/JPNZUjG.jpg" text:style-name="Internet_20_link" text:visited-style-name="Visited_20_Internet_20_Link">.</text:a><text:a xlink:type="simple" xlink:href="http://i.imgur.com/JPNZUjG.jpg" text:style-name="Internet_20_link" text:visited-style-name="Visited_20_Internet_20_Link">jpg</text:a></text:p>
      <text:p text:style-name="P3"/>
      <text:p text:style-name="P3">Czas na małe podsumowanie. Oto cechy poszczególnych ras, które pokrywają się z kanonem indoeuropejskim. Pragnę zaznaczyć, że pośród setek backgroundowych postaci w „My Little Pony” niewiele z nich jest dobrze rozpisane, więc swoje teorie opieram na stosunkowo małej próbie badawczej. Nowy sezon może bardzo wiele namieszać.</text:p>
      <text:p text:style-name="P2"><text:s/></text:p>
      <text:p text:style-name="P2">PEGAZY</text:p>
      <text:p text:style-name="P5">·<text:span text:style-name="T3"> <text:s text:c="8"/></text:span>Szybkość</text:p>
      <text:p text:style-name="P5">·<text:span text:style-name="T3"> <text:s text:c="8"/></text:span>Odwaga</text:p>
      <text:p text:style-name="P5">·<text:span text:style-name="T3"> <text:s text:c="8"/></text:span>Brawura</text:p>
      <text:p text:style-name="P5">·<text:span text:style-name="T3"> <text:s text:c="8"/></text:span>Wojowniczość</text:p>
      <text:p text:style-name="P5">·<text:span text:style-name="T3"> <text:s text:c="8"/></text:span>Siła (wykorzystywana w walce)</text:p>
      <text:p text:style-name="P5">·<text:span text:style-name="T3"> <text:s text:c="8"/></text:span>Konkurowanie z jednorożcami-kapłanami</text:p>
      <text:p text:style-name="P2"/>
      <text:p text:style-name="P2">JEDNOROŻCE</text:p>
      <text:p text:style-name="P5">·<text:span text:style-name="T3"> <text:s text:c="8"/></text:span>Mądrość</text:p>
      <text:p text:style-name="P5"><text:soft-page-break/>·<text:span text:style-name="T3"> <text:s text:c="8"/></text:span>Czystość</text:p>
      <text:p text:style-name="P5">·<text:span text:style-name="T3"> <text:s text:c="8"/></text:span>Elitarny styl życia (Rarity nazywa go „stylem”) i wyjątkowa pozycja w społeczeństwie</text:p>
      <text:p text:style-name="P5">·<text:span text:style-name="T3"> <text:s text:c="8"/></text:span>Magia</text:p>
      <text:p text:style-name="P5">·<text:span text:style-name="T3"> <text:s text:c="8"/></text:span>Znajomość wiedzy tajemnej</text:p>
      <text:p text:style-name="P5">·<text:span text:style-name="T3"> <text:s text:c="8"/></text:span>Konkurowanie z pegazami-wojownikami</text:p>
      <text:p text:style-name="P2"/>
      <text:p text:style-name="P2">KUCYKI ZIEMSKIE</text:p>
      <text:p text:style-name="P5">·<text:span text:style-name="T3"> <text:s text:c="8"/></text:span>Posłuszeństwo</text:p>
      <text:p text:style-name="P5">·<text:span text:style-name="T3"> <text:s text:c="8"/></text:span>Poczciwość</text:p>
      <text:p text:style-name="P5">·<text:span text:style-name="T3"> <text:s text:c="8"/></text:span>Fach wykonywanych zawodów</text:p>
      <text:p text:style-name="P5">·<text:span text:style-name="T3"> <text:s text:c="8"/></text:span>Siła (w pracy)</text:p>
      <text:p text:style-name="P5">·<text:span text:style-name="T3"> <text:s text:c="8"/></text:span>Wytrwałość</text:p>
      <text:p text:style-name="P5">·<text:span text:style-name="T3"> <text:s text:c="8"/></text:span>Uległość wobec innych ras</text:p>
      <text:p text:style-name="P2"/>
      <text:p text:style-name="P2">ALICORNY</text:p>
      <text:p text:style-name="P5">·<text:span text:style-name="T3"> <text:s text:c="8"/></text:span>Łączą cechy pozostałych ras-kast</text:p>
      <text:p text:style-name="P5">·<text:span text:style-name="T3"> <text:s text:c="8"/></text:span>Absolutna elita, wyróżniają się fizycznie i psychicznie+długowieczność</text:p>
      <text:p text:style-name="P5">·<text:span text:style-name="T3"> <text:s text:c="8"/></text:span>Pełnią kluczową funkcję dla egzystencji społeczności</text:p>
      <text:p text:style-name="P5">·<text:span text:style-name="T3"> <text:s text:c="8"/></text:span>Mądrość, siła, wytrwałość w jednym</text:p>
      <text:p text:style-name="P5">·<text:span text:style-name="T3"> <text:s text:c="8"/></text:span>Boskie cechy</text:p>
      <text:p text:style-name="P2"><text:s/></text:p>
      <text:p text:style-name="P2">Te wszystkie dywagacje nie służą jakiejś nieudolnej i z góry skazanej na porażkę próbie udowodnienia, że twórcy MLP mają archeologiczne lub historyczne zainteresowania. Nie, oni po prostu odrobili lekcję i stworzyli nowy element popkultury, mając szeroką wiedzę o swoich poprzednikach, kulturze zachodniej jako całości, a także jej fundamentach. To dlatego dzieci na języku polskim do znudzenia czytają mity greckie. Nie po to, aby się dobrze orientować w układach religijno-politycznych jakiegoś polis sprzed 2500 lat, ale aby wiedzieć, czemu w fantastyce magowie wyglądają jak wyglądają, tak samo wojownicy, barbarzyńcy i tak dalej… dlaczego nasza kultura jest, jaka jest. To nie wzięło się znikąd i nawet jeśli nie zgłębiamy tematu, to jesteśmy otoczeni pewnymi szablonami. Dziś to tylko magiczne opowieści pisane dla rozrywki, ale kiedyś było to tak ważne, jak dla nas prawa człowieka lub kodeks cywilny.</text:p>
      <text:p text:style-name="P3"><text:s/></text:p>
      <text:p text:style-name="P2"><text:s/><text:a xlink:type="simple" xlink:href="http://i.imgur.com/IgBZdei.jpg" text:style-name="Internet_20_link" text:visited-style-name="Visited_20_Internet_20_Link">http</text:a><text:a xlink:type="simple" xlink:href="http://i.imgur.com/IgBZdei.jpg" text:style-name="Internet_20_link" text:visited-style-name="Visited_20_Internet_20_Link">://</text:a><text:a xlink:type="simple" xlink:href="http://i.imgur.com/IgBZdei.jpg" text:style-name="Internet_20_link" text:visited-style-name="Visited_20_Internet_20_Link">i</text:a><text:a xlink:type="simple" xlink:href="http://i.imgur.com/IgBZdei.jpg" text:style-name="Internet_20_link" text:visited-style-name="Visited_20_Internet_20_Link">.</text:a><text:a xlink:type="simple" xlink:href="http://i.imgur.com/IgBZdei.jpg" text:style-name="Internet_20_link" text:visited-style-name="Visited_20_Internet_20_Link">imgur</text:a><text:a xlink:type="simple" xlink:href="http://i.imgur.com/IgBZdei.jpg" text:style-name="Internet_20_link" text:visited-style-name="Visited_20_Internet_20_Link">.</text:a><text:a xlink:type="simple" xlink:href="http://i.imgur.com/IgBZdei.jpg" text:style-name="Internet_20_link" text:visited-style-name="Visited_20_Internet_20_Link">com</text:a><text:a xlink:type="simple" xlink:href="http://i.imgur.com/IgBZdei.jpg" text:style-name="Internet_20_link" text:visited-style-name="Visited_20_Internet_20_Link">/</text:a><text:a xlink:type="simple" xlink:href="http://i.imgur.com/IgBZdei.jpg" text:style-name="Internet_20_link" text:visited-style-name="Visited_20_Internet_20_Link">IgBZdei</text:a><text:a xlink:type="simple" xlink:href="http://i.imgur.com/IgBZdei.jpg" text:style-name="Internet_20_link" text:visited-style-name="Visited_20_Internet_20_Link">.</text:a><text:a xlink:type="simple" xlink:href="http://i.imgur.com/IgBZdei.jpg" text:style-name="Internet_20_link" text:visited-style-name="Visited_20_Internet_20_Link">jpg</text:a></text:p>
      <text:p text:style-name="P2">Tutaj mamy plemię, w którym to kucyki ziemskie są wojownikami. Jednak twórcy wzorowali je na klimatach mezoamerykańskich, a nie indoeuropejskich.</text:p>
      <text:p text:style-name="P2"><text:s/></text:p>
      <text:p text:style-name="P2"><text:s/></text:p>
      <text:p text:style-name="P2"><text:s/></text:p>
      <text:p text:style-name="P2"><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4-08T18:07:54.265000000</dc:date>
    <meta:editing-duration>PT1H41M22S</meta:editing-duration>
    <meta:document-statistic meta:table-count="0" meta:image-count="0" meta:object-count="0" meta:page-count="5" meta:paragraph-count="89" meta:word-count="1750" meta:character-count="12682" meta:non-whitespace-character-count="10816"/>
  </office:meta>
</office:document-meta>
</file>